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c992" officeooo:paragraph-rsid="0012c992"/>
    </style:style>
    <style:style style:name="P2" style:family="paragraph" style:parent-style-name="Standard">
      <style:text-properties officeooo:rsid="0012c992" officeooo:paragraph-rsid="0012c992"/>
    </style:style>
    <style:style style:name="P3" style:family="paragraph" style:parent-style-name="Standard">
      <style:text-properties officeooo:rsid="0014696e" officeooo:paragraph-rsid="0014696e"/>
    </style:style>
    <style:style style:name="P4" style:family="paragraph" style:parent-style-name="Standard">
      <style:text-properties officeooo:rsid="0015d291" officeooo:paragraph-rsid="0015d291"/>
    </style:style>
    <style:style style:name="P5" style:family="paragraph" style:parent-style-name="Standard">
      <style:text-properties officeooo:rsid="0015eb1d" officeooo:paragraph-rsid="0015eb1d"/>
    </style:style>
    <style:style style:name="P6" style:family="paragraph" style:parent-style-name="Standard">
      <style:text-properties officeooo:rsid="001623a3" officeooo:paragraph-rsid="001623a3"/>
    </style:style>
    <style:style style:name="T1" style:family="text">
      <style:text-properties officeooo:rsid="0015d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EM3014 Final Project</text:p>
      <text:p text:style-name="P1">Group Members:</text:p>
      <text:p text:style-name="P1"/>
      <text:p text:style-name="P1">Aircraft Info:</text:p>
      <text:p text:style-name="P1">Aircraft Name – Piper J3-40 Cub (1938 Model)</text:p>
      <text:p text:style-name="P1">Aircraft Dry Weight – 578 lbs</text:p>
      <text:p text:style-name="P1">Aircraft <text:span text:style-name="T1">Max </text:span>Takeoff Weight – 1,000 lbs</text:p>
      <text:p text:style-name="P1">Max Fuel Capacity – 12 Gallons</text:p>
      <text:p text:style-name="P1">Avg Cruise Fuel Burn - </text:p>
      <text:p text:style-name="P1"/>
      <text:p text:style-name="P1"><text:a xlink:type="simple" xlink:href="https://www.aopa.org/go-fly/aircraft-and-ownership/aircraft-fact-sheets/piper-j3-cub" text:style-name="Internet_20_link" text:visited-style-name="Visited_20_Internet_20_Link">https://www.aopa.org/go-fly/aircraft-and-ownership/aircraft-fact-sheets/piper-j3-cub</text:a></text:p>
      <text:p text:style-name="P1"/>
      <text:p text:style-name="P3">Actual Chord Length – 63in – 1.6002m</text:p>
      <text:p text:style-name="P3">Scaled Chord Length – 1m</text:p>
      <text:p text:style-name="P3">Ratio – 1/1.6002 = .624921884764</text:p>
      <text:p text:style-name="P3">Wingspan – 423in – 10.7442m</text:p>
      <text:p text:style-name="P3">Scaled Wingspan – 6.7142857143m</text:p>
      <text:p text:style-name="P3"/>
      <text:p text:style-name="P4">Fuel is Pure Gasoline</text:p>
      <text:p text:style-name="P4">12 Gallons - .0454m^3</text:p>
      <text:p text:style-name="P4">Density of Pure Gasoline - 748.9 kg/m^3</text:p>
      <text:p text:style-name="P4">Mass of Fuel – 34.02 kg – 75.00126 lbs</text:p>
      <text:p text:style-name="P6">1/4th Tank – 18.750315 lbs</text:p>
      <text:p text:style-name="P4"/>
      <text:p text:style-name="P5">Max Cargo ~ 350 lbs</text:p>
      <text:p text:style-name="P5"/>
      <text:p text:style-name="P6">Cruise Altitude ~ 7,500 ft</text:p>
      <text:p text:style-name="P6">Cruise Speed – 65 ktas / 75 mph / 110 ft/s / 33.43889 m/s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11:24.085272510</meta:creation-date>
    <dc:date>2023-04-18T15:21:57.647128776</dc:date>
    <meta:editing-duration>PT2H4M52S</meta:editing-duration>
    <meta:editing-cycles>6</meta:editing-cycles>
    <meta:generator>LibreOffice/7.5.0.3$Linux_X86_64 LibreOffice_project/50$Build-3</meta:generator>
    <meta:document-statistic meta:table-count="0" meta:image-count="0" meta:object-count="0" meta:page-count="1" meta:paragraph-count="22" meta:word-count="104" meta:character-count="696" meta:non-whitespace-character-count="598"/>
  </office:meta>
</office:document-meta>
</file>